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C3000004B08068996439F655A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adc5e7" draw:textarea-horizontal-align="justify" draw:textarea-vertical-align="middle" draw:auto-grow-height="false" fo:min-height="0.258cm" fo:min-width="18.042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0.284cm" fo:min-width="18.04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fill-color="#adc5e7" draw:textarea-horizontal-align="justify" draw:textarea-vertical-align="middle" draw:auto-grow-height="false" fo:min-height="3.882cm" fo:min-width="3.63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444cm" fo:min-width="2.19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-color="#adc5e7" draw:textarea-horizontal-align="justify" draw:textarea-vertical-align="middle" draw:auto-grow-height="false" fo:min-height="7.834cm" fo:min-width="7.942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5.318cm" fo:min-width="5.42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1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fill-color="#adc5e7" draw:textarea-horizontal-align="justify" draw:textarea-vertical-align="middle" draw:auto-grow-height="false" fo:min-height="0.258cm" fo:min-width="8.136cm"/>
    </style:style>
    <style:style style:name="gr17" style:family="graphic" style:parent-style-name="standard">
      <style:graphic-properties draw:fill-color="#adc5e7" draw:textarea-horizontal-align="justify" draw:textarea-vertical-align="middle" draw:auto-grow-height="false" fo:min-height="0.284cm" fo:min-width="7.88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1cm"/>
      <style:paragraph-properties style:writing-mode="lr-tb"/>
    </style:style>
    <style:style style:name="gr19" style:family="graphic" style:parent-style-name="objectwithoutfill">
      <style:graphic-properties draw:stroke="dash" draw:stroke-dash="Long_20_Dot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279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adc5e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font-name="Liberation Sans2" fo:font-size="13pt" style:font-name-asian="Liberation Sans2" style:font-size-asian="13pt" style:font-name-complex="Liberation Sans2" style:font-size-complex="13pt"/>
    </style:style>
    <style:style style:name="T4" style:family="text">
      <style:text-properties style:font-name="Liberation Sans2" fo:font-size="16pt" style:font-name-asian="Liberation Sans2" style:font-size-asian="16pt" style:font-name-complex="Liberation Sans2" style:font-size-complex="16pt"/>
    </style:style>
    <style:style style:name="T5" style:family="text">
      <style:text-properties style:font-name="Liberation Sans2" fo:font-size="14pt" style:font-name-asian="Liberation Sans2" style:font-size-asian="14pt" style:font-name-complex="Liberation Sans2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542cm" svg:height="0.508cm" svg:x="4.572cm" svg:y="2.6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542cm" svg:height="0.534cm" svg:x="4.572cm" svg:y="9.92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032cm" svg:y1="11.938cm" svg:x2="2.286cm" svg:y2="1.016cm">
          <text:p/>
        </draw:line>
        <draw:frame draw:style-name="gr4" draw:text-style-name="P3" draw:layer="layout" svg:width="0.508cm" svg:height="0.962cm" svg:x="2.286cm" svg:y="0.562cm">
          <draw:text-box>
            <text:p>z</text:p>
          </draw:text-box>
        </draw:frame>
        <draw:line draw:style-name="gr5" draw:text-style-name="P2" draw:layer="layout" svg:x1="2.286cm" svg:y1="2.886cm" svg:x2="2.54cm" svg:y2="2.886cm">
          <text:p/>
        </draw:line>
        <draw:line draw:style-name="gr5" draw:text-style-name="P2" draw:layer="layout" svg:x1="2.086cm" svg:y1="10.222cm" svg:x2="2.34cm" svg:y2="10.222cm">
          <text:p/>
        </draw:line>
        <draw:frame draw:style-name="gr6" draw:text-style-name="P4" draw:layer="layout" svg:width="1.27cm" svg:height="1.673cm" svg:x="1.37cm" svg:y="2.453cm">
          <draw:text-box>
            <text:p><text:span text:style-name="T1">z2</text:span></text:p>
          </draw:text-box>
        </draw:frame>
        <draw:frame draw:style-name="gr6" draw:text-style-name="P4" draw:layer="layout" svg:width="1.27cm" svg:height="1.673cm" svg:x="1.27cm" svg:y="9.719cm">
          <draw:text-box>
            <text:p><text:span text:style-name="T1">z1</text:span></text:p>
          </draw:text-box>
        </draw:frame>
        <draw:custom-shape draw:style-name="gr7" draw:text-style-name="P1" draw:layer="layout" svg:width="5.842cm" svg:height="5.842cm" svg:x="14.986cm" svg:y="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81cm" svg:height="3.81cm" svg:x="16.002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204cm" svg:y1="0.47cm" svg:x2="8.204cm" svg:y2="2.502cm">
          <text:p/>
        </draw:line>
        <draw:line draw:style-name="gr3" draw:text-style-name="P2" draw:layer="layout" svg:x1="8.204cm" svg:y1="10.57cm" svg:x2="8.204cm" svg:y2="12.602cm">
          <text:p/>
        </draw:line>
        <draw:line draw:style-name="gr3" draw:text-style-name="P2" draw:layer="layout" svg:x1="8.204cm" svg:y1="10.57cm" svg:x2="8.712cm" svg:y2="12.562cm">
          <text:p/>
        </draw:line>
        <draw:line draw:style-name="gr3" draw:text-style-name="P2" draw:layer="layout" svg:x1="8.204cm" svg:y1="10.57cm" svg:x2="7.696cm" svg:y2="12.562cm">
          <text:p/>
        </draw:line>
        <draw:line draw:style-name="gr3" draw:text-style-name="P2" draw:layer="layout" svg:x1="17.78cm" svg:y1="0.47cm" svg:x2="17.78cm" svg:y2="2.502cm">
          <text:p/>
        </draw:line>
        <draw:line draw:style-name="gr3" draw:text-style-name="P2" draw:layer="layout" svg:x1="17.78cm" svg:y1="10.57cm" svg:x2="17.78cm" svg:y2="12.602cm">
          <text:p/>
        </draw:line>
        <draw:line draw:style-name="gr3" draw:text-style-name="P2" draw:layer="layout" svg:x1="17.78cm" svg:y1="10.57cm" svg:x2="19.812cm" svg:y2="11.938cm">
          <text:p/>
        </draw:line>
        <draw:line draw:style-name="gr3" draw:text-style-name="P2" draw:layer="layout" svg:x1="17.78cm" svg:y1="10.57cm" svg:x2="15.748cm" svg:y2="11.938cm">
          <text:p/>
        </draw:line>
        <draw:line draw:style-name="gr3" draw:text-style-name="P2" draw:layer="layout" svg:x1="17.78cm" svg:y1="10.57cm" svg:x2="18.796cm" svg:y2="12.446cm">
          <text:p/>
        </draw:line>
        <draw:line draw:style-name="gr3" draw:text-style-name="P2" draw:layer="layout" svg:x1="17.78cm" svg:y1="10.57cm" svg:x2="16.764cm" svg:y2="12.446cm">
          <text:p/>
        </draw:line>
        <draw:frame draw:style-name="gr9" draw:text-style-name="P2" draw:layer="layout" svg:width="3.088cm" svg:height="4.753cm" svg:x="6.672cm" svg:y="12.729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6.426cm" svg:height="4.753cm" svg:x="14.556cm" svg:y="12.773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8068996439F655A0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1" draw:text-style-name="P1" draw:layer="layout" svg:width="11.938cm" svg:height="11.43cm" svg:x="8.636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8.382cm" svg:height="7.874cm" svg:x="10.414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2.286cm" svg:height="0.763cm" svg:x="13.77cm" svg:y="7.82cm">
          <draw:text-box>
            <text:p><text:span text:style-name="T2">(x, y, z)</text:span></text:p>
          </draw:text-box>
        </draw:frame>
        <draw:line draw:style-name="gr5" draw:text-style-name="P2" draw:layer="layout" svg:x1="14.732cm" svg:y1="7.874cm" svg:x2="14.732cm" svg:y2="4.064cm">
          <text:p/>
        </draw:line>
        <draw:line draw:style-name="gr5" draw:text-style-name="P2" draw:layer="layout" svg:x1="14.886cm" svg:y1="8.628cm" svg:x2="18.95cm" svg:y2="11.93cm">
          <text:p/>
        </draw:line>
        <draw:frame draw:style-name="gr13" draw:text-style-name="P7" draw:layer="layout" svg:width="2.286cm" svg:height="0.763cm" svg:x="14.632cm" svg:y="5.588cm">
          <draw:text-box>
            <text:p><text:span text:style-name="T2">Radius r</text:span></text:p>
          </draw:text-box>
        </draw:frame>
        <draw:frame draw:style-name="gr14" draw:text-style-name="P7" draw:layer="layout" svg:width="2.64cm" svg:height="1.275cm" svg:x="16.664cm" svg:y="9.597cm">
          <draw:text-box>
            <text:p><text:span text:style-name="T2">Radius R</text:span></text:p>
          </draw:text-box>
        </draw:frame>
        <draw:frame draw:style-name="gr14" draw:text-style-name="P7" draw:layer="layout" svg:width="2.594cm" svg:height="1.275cm" svg:x="10.598cm" svg:y="11.58cm">
          <draw:text-box>
            <text:p><text:span text:style-name="T3">Density ρ</text:span></text:p>
          </draw:text-box>
        </draw:frame>
        <draw:line draw:style-name="gr15" draw:text-style-name="P2" draw:layer="layout" svg:x1="6.096cm" svg:y1="14.986cm" svg:x2="6.096cm" svg:y2="1.016cm">
          <text:p/>
        </draw:line>
        <draw:line draw:style-name="gr15" draw:text-style-name="P2" draw:layer="layout" svg:x1="5.08cm" svg:y1="14.478cm" svg:x2="24.892cm" svg:y2="14.478cm">
          <text:p/>
        </draw:line>
        <draw:frame draw:style-name="gr14" draw:text-style-name="P8" draw:layer="layout" svg:width="2.594cm" svg:height="1.275cm" svg:x="24.738cm" svg:y="14.324cm">
          <draw:text-box>
            <text:p><text:span text:style-name="T4">x</text:span></text:p>
          </draw:text-box>
        </draw:frame>
        <draw:frame draw:style-name="gr14" draw:text-style-name="P8" draw:layer="layout" svg:width="2.594cm" svg:height="1.275cm" svg:x="6.196cm" svg:y="1.27cm">
          <draw:text-box>
            <text:p><text:span text:style-name="T4">z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6" draw:text-style-name="P1" draw:layer="layout" svg:width="8.636cm" svg:height="0.508cm" svg:x="4.572cm" svg:y="2.6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5.842cm" svg:x="5.686cm" svg:y="3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81cm" svg:height="3.81cm" svg:x="6.702cm" svg:y="4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8.382cm" svg:height="0.534cm" svg:x="4.572cm" svg:y="9.92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032cm" svg:y1="11.176cm" svg:x2="2.286cm" svg:y2="1.017cm">
          <text:p/>
        </draw:line>
        <draw:line draw:style-name="gr5" draw:text-style-name="P2" draw:layer="layout" svg:x1="2.286cm" svg:y1="2.887cm" svg:x2="2.54cm" svg:y2="2.887cm">
          <text:p/>
        </draw:line>
        <draw:line draw:style-name="gr5" draw:text-style-name="P2" draw:layer="layout" svg:x1="2.086cm" svg:y1="10.223cm" svg:x2="2.34cm" svg:y2="10.223cm">
          <text:p/>
        </draw:line>
        <draw:frame draw:style-name="gr6" draw:text-style-name="P4" draw:layer="layout" svg:width="1.27cm" svg:height="1.673cm" svg:x="1.37cm" svg:y="2.454cm">
          <draw:text-box>
            <text:p><text:span text:style-name="T1">z2</text:span></text:p>
          </draw:text-box>
        </draw:frame>
        <draw:frame draw:style-name="gr6" draw:text-style-name="P4" draw:layer="layout" svg:width="1.27cm" svg:height="1.673cm" svg:x="1.27cm" svg:y="9.72cm">
          <draw:text-box>
            <text:p><text:span text:style-name="T1">z1</text:span></text:p>
          </draw:text-box>
        </draw:frame>
        <draw:line draw:style-name="gr3" draw:text-style-name="P2" draw:layer="layout" svg:x1="13.716cm" svg:y1="1.778cm" svg:x2="9.652cm" svg:y2="3.619cm">
          <text:p/>
        </draw:line>
        <draw:line draw:style-name="gr3" draw:text-style-name="P2" draw:layer="layout" svg:x1="6.35cm" svg:y1="1.678cm" svg:x2="6.35cm" svg:y2="4.535cm">
          <text:p/>
        </draw:lin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6" draw:text-style-name="P1" draw:layer="layout" svg:width="8.636cm" svg:height="0.508cm" svg:x="4.573cm" svg:y="2.6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5.842cm" svg:x="5.687cm" svg:y="3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81cm" svg:height="3.81cm" svg:x="6.703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8.382cm" svg:height="0.534cm" svg:x="4.573cm" svg:y="9.92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032cm" svg:y1="12.954cm" svg:x2="2.287cm" svg:y2="1.018cm">
          <text:p/>
        </draw:line>
        <draw:line draw:style-name="gr5" draw:text-style-name="P2" draw:layer="layout" svg:x1="2.287cm" svg:y1="2.888cm" svg:x2="2.541cm" svg:y2="2.888cm">
          <text:p/>
        </draw:line>
        <draw:line draw:style-name="gr5" draw:text-style-name="P2" draw:layer="layout" svg:x1="2.087cm" svg:y1="10.224cm" svg:x2="2.341cm" svg:y2="10.224cm">
          <text:p/>
        </draw:line>
        <draw:frame draw:style-name="gr6" draw:text-style-name="P4" draw:layer="layout" svg:width="1.27cm" svg:height="1.673cm" svg:x="1.371cm" svg:y="2.455cm">
          <draw:text-box>
            <text:p><text:span text:style-name="T1">z2</text:span></text:p>
          </draw:text-box>
        </draw:frame>
        <draw:frame draw:style-name="gr18" draw:text-style-name="P4" draw:layer="layout" svg:width="1.27cm" svg:height="1.201cm" svg:x="1.271cm" svg:y="9.721cm">
          <draw:text-box>
            <text:p><text:span text:style-name="T1">z1</text:span></text:p>
          </draw:text-box>
        </draw:frame>
        <draw:line draw:style-name="gr3" draw:text-style-name="P2" draw:layer="layout" svg:x1="6.858cm" svg:y1="1.27cm" svg:x2="7.874cm" svg:y2="3.62cm">
          <text:p/>
        </draw:line>
        <draw:line draw:style-name="gr3" draw:text-style-name="P2" draw:layer="layout" svg:x1="8.536cm" svg:y1="10.16cm" svg:x2="8.89cm" svg:y2="12.7cm">
          <text:p/>
        </draw:line>
        <draw:line draw:style-name="gr19" draw:text-style-name="P2" draw:layer="layout" svg:x1="7.974cm" svg:y1="3.81cm" svg:x2="11.684cm" svg:y2="11.938cm">
          <text:p/>
        </draw:line>
        <draw:line draw:style-name="gr5" draw:text-style-name="P2" draw:layer="layout" svg:x1="8.89cm" svg:y1="10.822cm" svg:x2="11.076cm" svg:y2="10.822cm">
          <text:p/>
        </draw:line>
        <draw:frame draw:style-name="gr20" draw:text-style-name="P9" draw:layer="layout" svg:width="2.794cm" svg:height="1.361cm" svg:x="8.99cm" svg:y="10.876cm">
          <draw:text-box>
            <text:p><text:span text:style-name="T5">Δx, Δϴ</text:span></text:p>
          </draw:text-box>
        </draw:frame>
        <draw:frame draw:style-name="gr21" draw:text-style-name="P4" draw:layer="layout" svg:width="3.302cm" svg:height="2.621cm" svg:x="7.112cm" svg:y="1.121cm">
          <draw:text-box>
            <text:p><text:span text:style-name="T1">IncomingMuon</text:span></text:p>
          </draw:text-box>
        </draw:frame>
        <draw:frame draw:style-name="gr21" draw:text-style-name="P4" draw:layer="layout" svg:width="5.588cm" svg:height="2.621cm" svg:x="11.284cm" svg:y="10.676cm">
          <draw:text-box>
            <text:p><text:span text:style-name="T1">IncomingMuonLinearDown</text:span></text:p>
          </draw:text-box>
        </draw:frame>
        <draw:frame draw:style-name="gr22" draw:text-style-name="P4" draw:layer="layout" svg:width="5.588cm" svg:height="2.529cm" svg:x="6.744cm" svg:y="12.592cm">
          <draw:text-box>
            <text:p><text:span text:style-name="T1">IncomingMuonDown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10:37:58.739215886</meta:creation-date>
    <dc:date>2020-06-13T20:37:19.427960548</dc:date>
    <meta:editing-duration>PT2H31M56S</meta:editing-duration>
    <meta:editing-cycles>39</meta:editing-cycles>
    <meta:generator>LibreOffice/6.4.3.2$Linux_X86_64 LibreOffice_project/40$Build-2</meta:generator>
    <meta:document-statistic meta:object-count="106"/>
  </office:meta>
</office:document-meta>
</file>